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72">
      <style:paragraph-properties fo:text-align="start" style:justify-single-word="false"/>
      <style:text-properties style:font-name="Liberation Serif1"/>
    </style:style>
    <style:style style:name="P134"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style>
    <style:style style:name="P140" style:family="paragraph" style:parent-style-name="Standard"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378524462"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2019191279"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257880188"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089655506"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699514576"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237361465"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832157411"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755042875"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60"><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741806724"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735606115"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2003825683"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037934810"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416477710"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1344394481"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795091339"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910098010"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661128936"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49570825"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717492546"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700105730"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454636169"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2114690646"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2021929418"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031627885"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331013592"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45 g of salt</text:p>
          </text:list-item>
          <text:list-item>
            <text:p text:style-name="P69">0.16 oz of boric acid</text:p>
          </text:list-item>
        </text:list>
      </text:section>
      <text:p text:style-name="P4"/>
      <text:section text:style-name="Sect2" text:name="Section29">
        <text:p text:style-name="P4">Worksheet 5-5</text:p>
        <text:list xml:id="list1054662539"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0</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204210676"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991950228"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84137944"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264236687"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404385924"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981309576"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521371901"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30">Refrigerator: 36º to 46º F</text:p>
          </text:list-item>
          <text:list-item>
            <text:p text:style-name="P130">Cool: 46º to 59º F</text:p>
          </text:list-item>
          <text:list-item>
            <text:p text:style-name="P130">Room temperature: the temperature prevailing in a working area</text:p>
          </text:list-item>
          <text:list-item>
            <text:p text:style-name="P130">Controlled room temperature: 59º to 86º F</text:p>
          </text:list-item>
          <text:list-item>
            <text:p text:style-name="P130">Warm: 86º to 104º F</text:p>
          </text:list-item>
          <text:list-item>
            <text:p text:style-name="P130">Excessive heat: any temperature above 104º F</text:p>
          </text:list-item>
        </text:list>
        <text:p text:style-name="P22">part II</text:p>
        <text:list xml:id="list94653714"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31">Refrigerator: 2º to 8º C</text:p>
          </text:list-item>
          <text:list-item>
            <text:p text:style-name="P131">Cool: 8º to 15º C</text:p>
          </text:list-item>
          <text:list-item>
            <text:p text:style-name="P131">Room temperature: the temperature prevailing in a working area</text:p>
          </text:list-item>
          <text:list-item>
            <text:p text:style-name="P131">Controlled room temperature: 15º to 30º C</text:p>
          </text:list-item>
          <text:list-item>
            <text:p text:style-name="P131">Warm: 30º to 40º C</text:p>
          </text:list-item>
          <text:list-item>
            <text:p text:style-name="P131">Excessive heat: any temperature above 40º C</text:p>
          </text:list-item>
        </text:list>
      </text:section>
      <text:p text:style-name="P4"/>
      <text:section text:style-name="Sect3" text:name="Section37">
        <text:p text:style-name="P4">Worksheet 6-3</text:p>
        <text:list xml:id="list1050415511" text:style-name="L34">
          <text:list-item>
            <text:p text:style-name="P76">266<text:span text:style-name="T3">º F</text:span></text:p>
          </text:list-item>
          <text:list-item>
            <text:p text:style-name="P132">No, it is too warm.</text:p>
          </text:list-item>
          <text:list-item>
            <text:p text:style-name="P132"><text:s/></text:p>
            <text:list>
              <text:list-item>
                <text:p text:style-name="P132">-13º to 14º F</text:p>
              </text:list-item>
              <text:list-item>
                <text:p text:style-name="P132">You will need to calculate this from when it is assigned.</text:p>
              </text:list-item>
            </text:list>
          </text:list-item>
          <text:list-item>
            <text:p text:style-name="P132">148.9º C</text:p>
          </text:list-item>
          <text:list-item>
            <text:p text:style-name="P132">121.1º C</text:p>
          </text:list-item>
          <text:list-item>
            <text:p text:style-name="P132"/>
            <text:list>
              <text:list-item>
                <text:p text:style-name="P132">2.3º C</text:p>
              </text:list-item>
              <text:list-item>
                <text:p text:style-name="P132">3.2º C</text:p>
              </text:list-item>
              <text:list-item>
                <text:p text:style-name="P132">3.9º C</text:p>
              </text:list-item>
              <text:list-item>
                <text:p text:style-name="P132">1.4º C*</text:p>
              </text:list-item>
              <text:list-item>
                <text:p text:style-name="P132">2.7º C</text:p>
              </text:list-item>
              <text:list-item>
                <text:p text:style-name="P132">2.6º C</text:p>
              </text:list-item>
              <text:list-item>
                <text:p text:style-name="P132">3.8º C</text:p>
              </text:list-item>
              <text:list-item>
                <text:p text:style-name="P132">6.6º C</text:p>
              </text:list-item>
              <text:list-item>
                <text:p text:style-name="P132">9.3º C*</text:p>
              </text:list-item>
            </text:list>
          </text:list-item>
        </text:list>
        <text:p text:style-name="P23">1/28 &amp; 2/2 fell outside the safe range</text:p>
        <text:list xml:id="list1264060711" text:continue-numbering="true" text:style-name="L34">
          <text:list-item>
            <text:p text:style-name="P132"/>
            <text:list>
              <text:list-item>
                <text:p text:style-name="P132">4.8º F</text:p>
              </text:list-item>
              <text:list-item>
                <text:p text:style-name="P132"><text:soft-page-break/>8.8º F</text:p>
              </text:list-item>
              <text:list-item>
                <text:p text:style-name="P132">8.2º F</text:p>
              </text:list-item>
              <text:list-item>
                <text:p text:style-name="P132">15.1º F*</text:p>
              </text:list-item>
              <text:list-item>
                <text:p text:style-name="P132">13.1º F</text:p>
              </text:list-item>
              <text:list-item>
                <text:p text:style-name="P132">7.7º F</text:p>
              </text:list-item>
              <text:list-item>
                <text:p text:style-name="P132">3.7º F</text:p>
              </text:list-item>
              <text:list-item>
                <text:p text:style-name="P132">-2.0º F</text:p>
              </text:list-item>
              <text:list-item>
                <text:p text:style-name="P132">-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569736802"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752877685"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246486371" text:style-name="L37">
          <text:list-item>
            <text:p text:style-name="P79">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213119960" text:style-name="L38">
          <text:list-item>
            <text:p text:style-name="P80"><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466629956"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799518943" text:style-name="L40">
        <text:list-item>
          <text:p text:style-name="P82">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462899343" text:continue-numbering="true" text:style-name="L40">
        <text:list-item>
          <text:p text:style-name="P82">Rx<text:tab/>Camphor<text:tab/>2.59 g</text:p>
        </text:list-item>
      </text:list>
      <text:p text:style-name="P25">Eualyptol<text:tab/>0.648 g</text:p>
      <text:p text:style-name="P25">Menthol<text:tab/>1.94 g</text:p>
      <text:p text:style-name="P25">Petrolatum<text:tab/>qs 62.2 g</text:p>
      <text:list xml:id="list494334767" text:continue-numbering="true" text:style-name="L40">
        <text:list-item>
          <text:p text:style-name="P82">Rx<text:tab/>ASA<text:tab/><text:tab/>648 mg</text:p>
        </text:list-item>
      </text:list>
      <text:p text:style-name="P25">Caffeine<text:tab/>32.4 mg</text:p>
      <text:p text:style-name="P25">Salicylamide<text:tab/>194.4 mg</text:p>
      <text:list xml:id="list230411266" text:continue-numbering="true" text:style-name="L40">
        <text:list-item>
          <text:p text:style-name="P82">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336568349" text:continue-numbering="true" text:style-name="L40">
        <text:list-item>
          <text:p text:style-name="P82">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907435570"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281681486"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796163148"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S</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537966165"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r symbols (i.e., the dram symbol looks like a 3 and the abbreviation for grain can be misread as gram).</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135138927"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437301615"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402480134"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0%</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2003946233"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2 tablespoons</text:p>
          </text:list-item>
        </text:list>
      </text:section>
      <text:p text:style-name="P4"/>
      <text:section text:style-name="Sect2" text:name="Section49">
        <text:p text:style-name="P4">Worksheet 9-5</text:p>
        <text:list xml:id="list1057139846"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410760254"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532664426"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hours</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568471223"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824105619"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458580619"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401626189"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1485 mg</text:p>
          </text:list-item>
          <text:list-item>
            <text:p text:style-name="P96">29.7 mL</text:p>
          </text:list-item>
          <text:list-item>
            <text:p text:style-name="P96">3 vials</text:p>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666959051"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11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7 days</text:p>
          </text:list-item>
          <text:list-item>
            <text:p text:style-name="P97">90 days</text:p>
          </text:list-item>
          <text:list-item>
            <text:p text:style-name="P97"><text:soft-page-break/>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600819758"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414997923"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cholesterol; 3.6 g stearyl alcohol; 9.6 g white wax; 103.2 g white petrolatum</text:p>
        </text:list-item>
        <text:list-item>
          <text:p text:style-name="P99"><text:soft-page-break/>20 metfromin tablets; 100 mL Ora-Plus; 100 mL Ora-Sweet</text:p>
        </text:list-item>
      </text:list>
      <text:p text:style-name="P4"/>
      <text:p text:style-name="P4">Worksheet 12-2</text:p>
      <text:list xml:id="list829878922"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551479181"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557845063" text:style-name="L60">
        <text:list-item>
          <text:p text:style-name="P102">5.7%</text:p>
        </text:list-item>
        <text:list-item>
          <text:p text:style-name="P102">crush and triturate 12 tablets then weigh out 3.71 grams</text:p>
        </text:list-item>
        <text:list-item>
          <text:p text:style-name="P102"><text:soft-page-break/>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052824805"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344014305"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2037926159"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106187714"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05655363"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418888509"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817774594"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410850930"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443234116"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1095630197"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169079068"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61895134"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3">40% markup</text:p>
          </text:list-item>
          <text:list-item>
            <text:p text:style-name="P133">$18.48</text:p>
          </text:list-item>
          <text:list-item>
            <text:p text:style-name="P133">3%</text:p>
          </text:list-item>
          <text:list-item>
            <text:p text:style-name="P133">$6,175.00</text:p>
          </text:list-item>
          <text:list-item>
            <text:p text:style-name="P133">$4.50</text:p>
          </text:list-item>
          <text:list-item>
            <text:p text:style-name="P133">$17,820.00</text:p>
          </text:list-item>
          <text:list-item>
            <text:p text:style-name="P133">$20.95 gross profit; $15.95 net profit</text:p>
          </text:list-item>
          <text:list-item>
            <text:p text:style-name="P133">$25.63 gross profit; $20.63 net profit</text:p>
          </text:list-item>
          <text:list-item>
            <text:p text:style-name="P133">$7.01 gross profit; $2.01 net profit</text:p>
          </text:list-item>
          <text:list-item>
            <text:p text:style-name="P133">$44.03 gross profit; $39.03 net profit</text:p>
          </text:list-item>
          <text:list-item>
            <text:p text:style-name="P133">$9.73 gross profit; $4.73 net profit</text:p>
          </text:list-item>
          <text:list-item>
            <text:p text:style-name="P133">$8.13 gross profit; $3.13 net profit</text:p>
          </text:list-item>
          <text:list-item>
            <text:p text:style-name="P133">$132.50</text:p>
          </text:list-item>
          <text:list-item>
            <text:p text:style-name="P133">$39.52</text:p>
          </text:list-item>
          <text:list-item>
            <text:p text:style-name="P133">$11.66</text:p>
          </text:list-item>
          <text:list-item>
            <text:p text:style-name="P133">$68.12</text:p>
          </text:list-item>
          <text:list-item>
            <text:p text:style-name="P133">$10.89</text:p>
          </text:list-item>
          <text:list-item>
            <text:p text:style-name="P133">$21.25 profit</text:p>
          </text:list-item>
          <text:list-item>
            <text:p text:style-name="P133">$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88537231"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776467763"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255743256" text:style-name="L75">
          <text:list-item>
            <text:p text:style-name="P134">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4">d c p e i l k b a o n j h g m f</text:p>
          </text:list-item>
          <text:list-item>
            <text:p text:style-name="P134">inhalation and ophthalmic</text:p>
          </text:list-item>
          <text:list-item>
            <text:p text:style-name="P134">sterile, free of visible particulate material, pyrogen-free, stable for intended use, a pH similar to that of human blood, isotonic</text:p>
          </text:list-item>
          <text:list-item>
            <text:p text:style-name="P134">2.5 mL</text:p>
          </text:list-item>
          <text:list-item>
            <text:p text:style-name="P134">0.15 mL</text:p>
          </text:list-item>
          <text:list-item>
            <text:p text:style-name="P134"/>
            <text:list>
              <text:list-item>
                <text:p text:style-name="P134">12.5 mL</text:p>
              </text:list-item>
              <text:list-item>
                <text:p text:style-name="P134">1.5 mL</text:p>
              </text:list-item>
              <text:list-item>
                <text:p text:style-name="P134">21 mL</text:p>
              </text:list-item>
              <text:list-item>
                <text:p text:style-name="P134">31.25 mL</text:p>
              </text:list-item>
              <text:list-item>
                <text:p text:style-name="P134">0.3 mL</text:p>
              </text:list-item>
              <text:list-item>
                <text:p text:style-name="P134">0.5 mL</text:p>
              </text:list-item>
              <text:list-item>
                <text:p text:style-name="P134">4 mL</text:p>
              </text:list-item>
            </text:list>
          </text:list-item>
          <text:list-item>
            <text:p text:style-name="P134">The syringe should be marked at 2 mL</text:p>
          </text:list-item>
          <text:list-item>
            <text:p text:style-name="P134">5 mL</text:p>
          </text:list-item>
          <text:list-item>
            <text:p text:style-name="P134">3 mL</text:p>
          </text:list-item>
          <text:list-item>
            <text:p text:style-name="P134">100 mg</text:p>
          </text:list-item>
          <text:list-item>
            <text:p text:style-name="P134"><text:soft-page-break/>250,000 u/mL = 26 mL; 500,000 u/mL = 13 mL; 1,000,000 u/m/L = 6.5 mL</text:p>
          </text:list-item>
          <text:list-item>
            <text:p text:style-name="P134">Both syringes should be marked at 16 mL.</text:p>
          </text:list-item>
        </text:list>
      </text:section>
      <text:p text:style-name="P5"/>
      <text:p text:style-name="P6">Chapter 16 - Insulin</text:p>
      <text:p text:style-name="P5"/>
      <text:section text:style-name="Sect3" text:name="Section71">
        <text:p text:style-name="P5">Worksheet 16-1</text:p>
        <text:list xml:id="list584547941"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987565339" text:continue-numbering="true" text:style-name="L76">
        <text:list-item>
          <text:p text:style-name="P137">The clear rapid or short-acting insulin is actually drawn into the syringe prior to adding the cloudy isophane (NPH) insulin.</text:p>
        </text:list-item>
        <text:list-item>
          <text:p text:style-name="P139"><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2137656993"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1070914936"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600396882"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5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359642694"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414804809"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2127577201"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2142457408"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0.1%</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832094523"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0.75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340428837" text:style-name="L85">
          <text:list-item>
            <text:p text:style-name="P118">6 g precipitated sulfur; 1.2 g salicylic acid; 52.8 g hydrophilic ointment </text:p>
          </text:list-item>
          <text:list-item>
            <text:p text:style-name="P118">45.4 g precipitated sulfur; 9.08 g salicylic acid; <text:soft-page-break/>399.52 g 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620641906"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0.94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244139728"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714135855"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409229924"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3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58.4 mg</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754328005"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21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083206365"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73280176"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909567757"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425 mL of 95% ethyl alcohol</text:p>
          </text:list-item>
          <text:list-item>
            <text:p text:style-name="P126">60 mL of <text:span text:style-name="T11">6.5% concentrated quaternary ammonium compound; 3840 mL of SWFI</text:span></text:p>
          </text:list-item>
          <text:list-item>
            <text:p text:style-name="P135"><text:s/></text:p>
            <text:list>
              <text:list-item>
                <text:p text:style-name="P135">200 mL</text:p>
              </text:list-item>
              <text:list-item>
                <text:p text:style-name="P135">50%</text:p>
              </text:list-item>
            </text:list>
          </text:list-item>
          <text:list-item>
            <text:p text:style-name="P135">295.6 mL of alcohol</text:p>
          </text:list-item>
          <text:list-item>
            <text:p text:style-name="P135">3 g of 10% ointment; 57 g of petrolatum</text:p>
          </text:list-item>
          <text:list-item>
            <text:p text:style-name="P135"><text:s/></text:p>
            <text:list>
              <text:list-item>
                <text:p text:style-name="P135">0.002%</text:p>
              </text:list-item>
              <text:list-item>
                <text:p text:style-name="P135">1:50,000</text:p>
              </text:list-item>
              <text:list-item>
                <text:p text:style-name="P135">20 mcg/mL</text:p>
              </text:list-item>
            </text:list>
          </text:list-item>
          <text:list-item>
            <text:p text:style-name="P135"><text:s/></text:p>
            <text:list>
              <text:list-item>
                <text:p text:style-name="P135">72.5%</text:p>
              </text:list-item>
              <text:list-item>
                <text:p text:style-name="P135">10.875 g</text:p>
              </text:list-item>
            </text:list>
          </text:list-item>
          <text:list-item>
            <text:p text:style-name="P135">0.46 mL of 14.6% sodium chloride; 2.54 mL of NS (0.9% sodium chloride)</text:p>
          </text:list-item>
          <text:list-item>
            <text:p text:style-name="P135">25 mL of 5% KMnO4 solution; 225 mL of water</text:p>
          </text:list-item>
          <text:list-item>
            <text:p text:style-name="P135">85.7 mL of 70% IPA; 34.3 mL of water</text:p>
          </text:list-item>
          <text:list-item>
            <text:p text:style-name="P135">4 mL of 0.3% tobramycin; 2 mL of NS</text:p>
          </text:list-item>
          <text:list-item>
            <text:p text:style-name="P135">1.95 mL of 80 mg/2 mL of tobramycin; 4.05 mL of 0.3% tobramycin</text:p>
          </text:list-item>
          <text:list-item>
            <text:p text:style-name="P135">150 mg of edetate; 0.5% procaine</text:p>
          </text:list-item>
          <text:list-item>
            <text:p text:style-name="P135">83.3 mL of 3% sodium hypochlorite; 916.7 mL of sterile water for irrigation</text:p>
          </text:list-item>
          <text:list-item>
            <text:p text:style-name="P135">25 mL of 3% sodium hypochlorite; 225 mL of sterile water for irrigation</text:p>
          </text:list-item>
          <text:list-item>
            <text:p text:style-name="P135"><text:s/></text:p>
            <text:list>
              <text:list-item>
                <text:p text:style-name="P135">941.2 mL of 8.5% amino acid</text:p>
              </text:list-item>
              <text:list-item>
                <text:p text:style-name="P135">542.9 mL of 70% dextrose</text:p>
              </text:list-item>
              <text:list-item>
                <text:p text:style-name="P135">2.5% lipid emulsion</text:p>
              </text:list-item>
              <text:list-item>
                <text:p text:style-name="P135">138.9 mL of sterile water</text:p>
              </text:list-item>
              <text:list-item>
                <text:p text:style-name="P135">83 mL/hr</text:p>
              </text:list-item>
              <text:list-item>
                <text:p text:style-name="P135">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932357972"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0">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338177085"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564418439"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6">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5T21:22:40</dc:date>
    <dc:creator>Sean Parsons</dc:creator>
    <meta:editing-duration>P3DT6H16M12S</meta:editing-duration>
    <meta:editing-cycles>62</meta:editing-cycles>
    <meta:generator>LibreOffice/3.3$Linux LibreOffice_project/330m19$Build-301</meta:generator>
    <meta:printed-by>Sean Parsons</meta:printed-by>
    <meta:print-date>2011-08-26T14:01:47</meta:print-date>
    <meta:document-statistic meta:table-count="7" meta:image-count="33" meta:object-count="246" meta:page-count="39" meta:paragraph-count="3111" meta:word-count="11665" meta:character-count="52839"/>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